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eabd5" officeooo:paragraph-rsid="000fc431" style:font-size-asian="10pt" style:font-size-complex="10pt"/>
    </style:style>
    <style:style style:name="P2" style:family="paragraph" style:parent-style-name="Standard">
      <style:text-properties fo:font-size="10pt" officeooo:paragraph-rsid="000fc431" style:font-size-asian="10pt" style:font-size-complex="10pt"/>
    </style:style>
    <style:style style:name="P3" style:family="paragraph" style:parent-style-name="Heading_20_1">
      <style:text-properties officeooo:paragraph-rsid="000fc431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weight="bold" officeooo:rsid="000eabd5" style:font-weight-asian="bold" style:font-weight-complex="bold"/>
    </style:style>
    <style:style style:name="T3" style:family="text">
      <style:text-properties style:font-name="Bitstream Vera Sans Mono" fo:font-weight="bold" officeooo:rsid="000fc431" style:font-weight-asian="bold" style:font-weight-complex="bold"/>
    </style:style>
    <style:style style:name="T4" style:family="text">
      <style:text-properties style:font-name="Bitstream Vera Sans Mono" officeooo:rsid="000eabd5"/>
    </style:style>
    <style:style style:name="T5" style:family="text">
      <style:text-properties officeooo:rsid="000eabd5"/>
    </style:style>
    <style:style style:name="T6" style:family="text">
      <style:text-properties fo:font-weight="bold" officeooo:rsid="000eabd5" style:font-weight-asian="bold" style:font-weight-complex="bold"/>
    </style:style>
    <style:style style:name="T7" style:family="text">
      <style:text-properties fo:font-weight="bold" officeooo:rsid="000fc431" style:font-weight-asian="bold" style:font-weight-complex="bold"/>
    </style:style>
    <style:style style:name="T8" style:family="text">
      <style:text-properties fo:font-weight="normal" officeooo:rsid="000eabd5" style:font-weight-asian="normal" style:font-weight-complex="normal"/>
    </style:style>
    <style:style style:name="T9" style:family="text">
      <style:text-properties fo:font-weight="normal" officeooo:rsid="000fc431" style:font-weight-asian="normal" style:font-weight-complex="normal"/>
    </style:style>
    <style:style style:name="T10" style:family="text">
      <style:text-properties officeooo:rsid="001295bd"/>
    </style:style>
    <style:style style:name="T11" style:family="text">
      <style:text-properties officeooo:rsid="000fc431"/>
    </style:style>
    <style:style style:name="T12" style:family="text">
      <style:text-properties style:font-name="Bitstream Vera Sans Mono" fo:font-weight="bold" officeooo:rsid="000eabd5" style:font-weight-asian="bold" style:font-weight-complex="bold"/>
    </style:style>
    <style:style style:name="T13" style:family="text">
      <style:text-properties style:font-name="Bitstream Vera Sans Mono" fo:font-weight="bold" officeooo:rsid="000fc431" style:font-weight-asian="bold" style:font-weight-complex="bold"/>
    </style:style>
    <style:style style:name="T14" style:family="text">
      <style:text-properties style:font-name="Liberation Serif" fo:font-weight="bold" officeooo:rsid="000fc431" style:font-weight-asian="bold" style:font-weight-complex="bold"/>
    </style:style>
    <style:style style:name="T15" style:family="text">
      <style:text-properties style:font-name="Liberation Serif" fo:font-weight="normal" officeooo:rsid="000fc43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Homework <text:span text:style-name="T11">3 (10 points)</text:span></text:h>
      <text:p text:style-name="P1"/>
      <text:p text:style-name="P1">Due <text:span text:style-name="T10">Monday</text:span> <text:span text:style-name="T11">February 8</text:span> by <text:span text:style-name="T11">1:30PM</text:span>. Remember you can turn it in late with a 10% per day late <text:span text:style-name="T10">penalty</text:span>.</text:p>
      <text:p text:style-name="P1"/>
      <text:p text:style-name="P2"><text:span text:style-name="T5">Write an ARM assembly function named </text:span><text:span text:style-name="T2">sum3or5</text:span><text:span text:style-name="T5"> that takes an integer parameter </text:span><text:span text:style-name="T6">n</text:span><text:span text:style-name="T5"> and returns the sum of the integers less than </text:span><text:span text:style-name="T6">n</text:span><text:span text:style-name="T5"> that are multiples of 3 or 5. For example if </text:span><text:span text:style-name="T6">n</text:span><text:span text:style-name="T5"> was 10 then the function would return 23 because 3 + 5 + 6 + 9 = 23. If </text:span><text:span text:style-name="T7">n</text:span><text:span text:style-name="T9"> is 16 then the answer is 60 because 3 + 5 + 6 + 9 + 10 + 12 + 15 = 60.</text:span><text:span text:style-name="T8"> <text:s/></text:span><text:span text:style-name="T9">Put </text:span><text:span text:style-name="T5">your code in a directory named </text:span><text:span text:style-name="T2">hw3</text:span><text:span text:style-name="T5"> in a file named </text:span><text:span text:style-name="T2">sum3or5.</text:span><text:span text:style-name="T3">s</text:span><text:span text:style-name="T6"> </text:span><text:span text:style-name="T8">and make sure it </text:span><text:span text:style-name="T9">assembles (</text:span><text:span text:style-name="T8">compiles</text:span><text:span text:style-name="T9">)</text:span><text:span text:style-name="T8"> separately using the command </text:span><text:span text:style-name="T2">gcc -c sum3or5.</text:span><text:span text:style-name="T3">s. </text:span><text:span text:style-name="T15">Have a </text:span><text:span text:style-name="T3">main.c</text:span><text:span text:style-name="T15"> file that tests your function for </text:span><text:span text:style-name="T14">n</text:span><text:span text:style-name="T15"> = 10, 16, and 1000.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8:44:11.384713575</meta:creation-date>
    <dc:date>2021-02-03T18:53:02.165978126</dc:date>
    <meta:editing-duration>PT8M53S</meta:editing-duration>
    <meta:editing-cycles>1</meta:editing-cycles>
    <meta:document-statistic meta:table-count="0" meta:image-count="0" meta:object-count="0" meta:page-count="1" meta:paragraph-count="3" meta:word-count="142" meta:character-count="660" meta:non-whitespace-character-count="519"/>
    <meta:generator>LibreOffice/6.1.5.2$Linux_ARM_EABI LibreOffice_project/10$Build-2</meta:generator>
  </office:meta>
</office:document-meta>
</file>